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 fo:font-size="20pt" style:font-size-asian="20pt" style:font-size-complex="20pt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import org.apache.hadoop.conf.Configuration;</text:p>
      <text:p text:style-name="P2">import org.apache.hadoop.fs.Path;</text:p>
      <text:p text:style-name="P3">import org.apache.hadoop.io.IntWritable;</text:p>
      <text:p text:style-name="P4">import org.apache.hadoop.io.Text;</text:p>
      <text:p text:style-name="P5">import org.apache.hadoop.mapreduce.Job;</text:p>
      <text:p text:style-name="P6">import<text:s/>org.apache.hadoop.mapreduce.Mapper;</text:p>
      <text:p text:style-name="P7">import org.apache.hadoop.mapreduce.Reducer;</text:p>
      <text:p text:style-name="P8">import org.apache.hadoop.mapreduce.lib.input.FileInputFormat;</text:p>
      <text:p text:style-name="P9">import org.apache.hadoop.mapreduce.lib.output.FileOutputFormat;</text:p>
      <text:p text:style-name="P10"/>
      <text:p text:style-name="P11">import java.io.IOException;</text:p>
      <text:p text:style-name="P12"/>
      <text:p text:style-name="P13">public class WordCount {</text:p>
      <text:p text:style-name="P14"/>
      <text:p text:style-name="P15"><text:s text:c="4"/>public static class TokenizerMapper extends Mapper&lt;Object, Text, Text, IntWritable&gt; {</text:p>
      <text:p text:style-name="P16"/>
      <text:p text:style-name="P17"><text:s text:c="8"/>private final static IntWritable one = new IntWritable(1);</text:p>
      <text:p text:style-name="P18"><text:s text:c="8"/>private Text word = new Text();</text:p>
      <text:p text:style-name="P19"/>
      <text:p text:style-name="P20"><text:s text:c="8"/>@Override</text:p>
      <text:p text:style-name="P21"><text:s text:c="8"/>public void<text:s/>map(Object key, Text value, Context context) throws IOException, InterruptedException {</text:p>
      <text:p text:style-name="P22"><text:s text:c="12"/>String line = value.toString();</text:p>
      <text:p text:style-name="P23"><text:s text:c="12"/>String[] words = line.split("\\s+");</text:p>
      <text:p text:style-name="P24"><text:s text:c="12"/>for (String w : words) {</text:p>
      <text:p text:style-name="P25"><text:s text:c="16"/>word.set(w);</text:p>
      <text:p text:style-name="P26"><text:s text:c="16"/>context.write(word, one);</text:p>
      <text:p text:style-name="P27"><text:s text:c="12"/>}</text:p>
      <text:p text:style-name="P28"><text:s text:c="8"/>}</text:p>
      <text:p text:style-name="P29"><text:s text:c="4"/>}</text:p>
      <text:p text:style-name="P30"/>
      <text:p text:style-name="P31"><text:s text:c="4"/>public static class IntSumReducer extends Reducer&lt;Text, IntWritable, Text, IntWritable&gt; {</text:p>
      <text:p text:style-name="P32"/>
      <text:p text:style-name="P33"><text:s text:c="8"/>private IntWritable result = new IntWritable();</text:p>
      <text:p text:style-name="P34"/>
      <text:p text:style-name="P35"><text:s text:c="8"/>@Override</text:p>
      <text:p text:style-name="P36"><text:s text:c="8"/>public void reduce(Text key, Iterable&lt;IntWritable&gt; values, Context context) throws IOException, InterruptedException {</text:p>
      <text:p text:style-name="P37"><text:s text:c="12"/>int sum = 0;</text:p>
      <text:p text:style-name="P38"><text:s text:c="12"/>for (IntWritable val : values) {</text:p>
      <text:p text:style-name="P39"><text:s text:c="16"/>sum += val.get();</text:p>
      <text:p text:style-name="P40"><text:s text:c="12"/>}</text:p>
      <text:p text:style-name="P41"><text:s text:c="12"/>result.set(sum);</text:p>
      <text:p text:style-name="P42"><text:s text:c="12"/>context.write(key, result);</text:p>
      <text:p text:style-name="P43"><text:s text:c="8"/>}</text:p>
      <text:p text:style-name="P44"><text:s text:c="4"/>}</text:p>
      <text:p text:style-name="P45"/>
      <text:p text:style-name="P46"><text:s text:c="4"/>public static void main(String[] args) throws Exception {</text:p>
      <text:p text:style-name="P47"><text:s text:c="8"/>if (args.length != 2) {</text:p>
      <text:p text:style-name="P48"><text:s text:c="12"/>System.err.println("Usage: WordCount &lt;input path&gt; &lt;output path&gt;");</text:p>
      <text:p text:style-name="P49"><text:s text:c="12"/>System.exit(-1);</text:p>
      <text:soft-page-break/>
      <text:p text:style-name="P50"><text:s text:c="8"/>}</text:p>
      <text:p text:style-name="P51"/>
      <text:p text:style-name="P52"><text:s text:c="8"/>Configuration conf = new Configuration();</text:p>
      <text:p text:style-name="P53"><text:s text:c="8"/>Job job = Job.getInstance(conf, "word count");</text:p>
      <text:p text:style-name="P54"/>
      <text:p text:style-name="P55"><text:s text:c="8"/>job.setJarByClass(WordCount.class);</text:p>
      <text:p text:style-name="P56"><text:s text:c="8"/>job.setMapperClass(TokenizerMapper.class);</text:p>
      <text:p text:style-name="P57"><text:s text:c="8"/>job.setCombinerClass(IntSumReducer.class);</text:p>
      <text:p text:style-name="P58"><text:s text:c="8"/>job.setReducerClass(IntSumReducer.class);</text:p>
      <text:p text:style-name="P59"/>
      <text:p text:style-name="P60"><text:s text:c="8"/>job.setOutputKeyClass(Text.class);</text:p>
      <text:p text:style-name="P61"><text:s text:c="8"/>job.setOutputValueClass(IntWritable.class);</text:p>
      <text:p text:style-name="P62"/>
      <text:p text:style-name="P63"><text:s text:c="8"/>FileInputFormat.addInputPath(job, new Path(args[0]));</text:p>
      <text:p text:style-name="P64"><text:s text:c="8"/>FileOutputFormat.setOutputPath(job, new Path(args[1]));</text:p>
      <text:p text:style-name="P65"/>
      <text:p text:style-name="P66"><text:s text:c="8"/>System.exit(job.waitForCompletion(true) ? 0 : 1);</text:p>
      <text:p text:style-name="P67"><text:s text:c="4"/>}</text:p>
      <text:p text:style-name="P68">}</text:p>
      <text:p text:style-name="P69"/>
      <text:p text:style-name="P70"/>
      <text:p text:style-name="P71"/>
      <text:p text:style-name="P72"/>
      <text:p text:style-name="PlainText"/>
      <text:p text:style-name="P73"/>
      <text:p text:style-name="PlainText"/>
      <text:p text:style-name="P74"/>
      <text:p text:style-name="P75"><text:s/></text:p>
      <text:p text:style-name="Plain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PlainTextChar" style:display-name="Plain Text Char" style:family="text">
      <style:text-properties style:font-name="Consolas" style:font-name-asian="Consolas" style:font-name-complex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rd</meta:initial-creator>
    <dc:creator>Ruchita Khilari</dc:creator>
    <meta:creation-date>2025-02-21T14:34:00Z</meta:creation-date>
    <dc:date>2025-05-09T12:46:00Z</dc:date>
    <meta:template xlink:href="Normal" xlink:type="simple"/>
    <meta:editing-cycles>8</meta:editing-cycles>
    <meta:editing-duration>PT600S</meta:editing-duration>
    <meta:document-statistic meta:page-count="2" meta:paragraph-count="4" meta:word-count="348" meta:character-count="2333" meta:row-count="16" meta:non-whitespace-character-count="1989"/>
  </office:meta>
</office:document-meta>
</file>